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Pages.addPage( PDFPage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Pages.toPDF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Pages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ges.PDFPages( int obj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Pages.notifyKidRegistered( PDFPage p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DFPages.increm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